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Sider(info_perso, meddra, meddra_all_indications, meddra_all_se, meddra_freq, personne, pharmgkb_drug, pharmgkb_gene, pharmgkb_relationship)</text:span><text:span text:style-name="T2"/></text:p>
      <text:p text:style-name="P1"><text:span text:style-name="T2"/></text:p>
      <text:p text:style-name="P1"><text:span text:style-name="T2">Dans chacune des tables précédentes, on a les attributs suivants de la forme suivante :</text:span></text:p>
      <text:p text:style-name="P1"><text:span text:style-name="T2"/></text:p>
      <text:p text:style-name="P1"><text:span text:style-name="T3">info_perso : </text:span></text:p>
      <text:p text:style-name="P1"><text:span text:style-name="T4">info_id(1,2,3), </text:span></text:p>
      <text:p text:style-name="P1"><text:span text:style-name="T4">age(23,33,23), </text:span></text:p>
      <text:p text:style-name="P1"><text:span text:style-name="T4">ville(Nancy, Montpellier)</text:span></text:p>
      <text:p text:style-name="P1"><text:span text:style-name="T4"/></text:p>
      <text:p text:style-name="P1"><text:span text:style-name="T5">meddra : </text:span></text:p>
      <text:p text:style-name="P1"><text:span text:style-name="T6">cui(C0000727, C0000729), </text:span></text:p>
      <text:p text:style-name="P1"><text:span text:style-name="T6">concept_type(LT, PT), </text:span></text:p>
      <text:p text:style-name="P1"><text:span text:style-name="T6">meddra_id(10000647, 10042784), </text:span></text:p>
      <text:p text:style-name="P1"><text:span text:style-name="T6">label(Acute abdomen, Syndrome abdominal acute, Cramp abdominal)</text:span></text:p>
      <text:p text:style-name="P1"><text:span text:style-name="T6"/></text:p>
      <text:p text:style-name="P1"><text:span text:style-name="T7">meddra_all_indications<text:s/></text:span><text:span text:style-name="T8">: </text:span></text:p>
      <text:p text:style-name="P1"><text:span text:style-name="T8">stitch_compound_id(CID100000085, CID100000119), </text:span></text:p>
      <text:p text:style-name="P1"><text:span text:style-name="T8">cui(C0085584), </text:span></text:p>
      <text:p text:style-name="P1"><text:span text:style-name="T8">method_of_detection(text_mention, NLP_indication), </text:span></text:p>
      <text:p text:style-name="P1"><text:span text:style-name="T8">concept_name(Muscle Weakness, Cardiomyopathies, Carnitine deficiency), </text:span></text:p>
      <text:p text:style-name="P1"><text:span text:style-name="T8">meddra_concept_type(PT, LLT), cui_of_meddra_term(C0085584, C0878544), </text:span></text:p>
      <text:p text:style-name="P1"><text:span text:style-name="T8">meddra_concept_name(Encephalopathy,Muscular weakness, Cardiomyopathy)</text:span></text:p>
      <text:p text:style-name="P1"><text:span text:style-name="T8"/></text:p>
      <text:p text:style-name="P1"><text:span text:style-name="T9">meddra_all_se: </text:span></text:p>
      <text:p text:style-name="P1"><text:span text:style-name="T10">stitch_compound_id1(CID100000085), </text:span></text:p>
      <text:p text:style-name="P1"><text:span text:style-name="T10">stitch_compound_id2(CID000010917), </text:span></text:p>
      <text:p text:style-name="P1"><text:span text:style-name="T10">cui(C0000729), </text:span></text:p>
      <text:p text:style-name="P1"><text:span text:style-name="T10">meddra_concept_type(LLT, PT), </text:span></text:p>
      <text:p text:style-name="P1"><text:span text:style-name="T10">cui_of_meddra_term(C0687713,C0000737), </text:span></text:p>
      <text:p text:style-name="P1"><text:span text:style-name="T10">side_effect_name(Abdominal pain, Gastrointestinal pain, Amblyopia)</text:span></text:p>
      <text:p text:style-name="P1"><text:span text:style-name="T10"/></text:p>
      <text:p text:style-name="P1"><text:span text:style-name="T11">meddra_freq: </text:span></text:p>
      <text:p text:style-name="P1"><text:span text:style-name="T12">stitch_compound_id1(CID100000085), </text:span></text:p>
      <text:p text:style-name="P1"><text:span text:style-name="T12">stitch_compound_id2(CID000010917), </text:span></text:p>
      <text:p text:style-name="P1"><text:span text:style-name="T12">cui(C0011570), </text:span></text:p>
      <text:p text:style-name="P1"><text:span text:style-name="T12">placebo(soit vide soit "placebo"), </text:span></text:p>
      <text:p text:style-name="P1"><text:span text:style-name="T12">frequency_description(21%,5%), </text:span></text:p>
      <text:p text:style-name="P1"><text:span text:style-name="T12">freq_lower_bound(0.21,0.05), </text:span></text:p>
      <text:p text:style-name="P1"><text:span text:style-name="T12">freq_upper_bound(0.21,0.05), </text:span></text:p>
      <text:p text:style-name="P1"><text:span text:style-name="T12">meddra_concept_type(LLT), </text:span></text:p>
      <text:p text:style-name="P1"><text:span text:style-name="T12">meddra_concept_id(C0000737), </text:span></text:p>
      <text:p text:style-name="P1"><text:span text:style-name="T12">side_effect_name(Abdominal pain, Gastrointestinal pain)</text:span></text:p>
      <text:p text:style-name="P1"><text:span text:style-name="T12"/></text:p>
      <text:p text:style-name="P1"><text:span text:style-name="T13">personne : </text:span></text:p>
      <text:p text:style-name="P1"><text:span text:style-name="T14">id(1,2), </text:span></text:p>
      <text:p text:style-name="P1"><text:span text:style-name="T14">prenom(mario,adrien), </text:span></text:p>
      <text:p text:style-name="P1"><text:span text:style-name="T14">nom(rossi,coulet), </text:span></text:p>
      <text:p text:style-name="P1"><text:span text:style-name="T14">telephone(0612345678, 0467686970), </text:span></text:p>
      <text:p text:style-name="P1"><text:span text:style-name="T14">email( mario.rossi@gmail.com, adrien@gmail.com)</text:span></text:p>
      <text:p text:style-name="P1"><text:span text:style-name="T14"/></text:p>
      <text:p text:style-name="P1"><text:span text:style-name="T15">pharmgkb_drug : </text:span></text:p>
      <text:p text:style-name="P1"><text:span text:style-name="T16">pharmgkb_accession_id(PA10074), </text:span></text:p>
      <text:p text:style-name="P1"><text:span text:style-name="T16">name(escitalopram, gemifloxacin), </text:span></text:p>
      <text:p text:style-name="P1"><text:span text:style-name="T16">generic_names(beaucoup de lignes vide, Gemifloxacin mesilate,gemifloxacin mesylate), </text:span></text:p>
      <text:p text:style-name="P1"><text:span text:style-name="T16">trade_names(des lignes vide, Factive), </text:span></text:p>
      <text:p text:style-name="P1"><text:span text:style-name="T16">brand_mixtures(beaucoup de lignes vides, "Diane-35 (Cyproterone Acetate + Ethinyl Estradiol)",),</text:span></text:p>
      <text:p text:style-name="P1"><text:span text:style-name="T16">type(Drug/Small Molecule), </text:span></text:p>
      <text:p text:style-name="P1"><text:span text:style-name="T16">cross_references(DailyMed:a60adac4-57c2-4089-aefc-1a77a48676fc,TTD:DNC001135,bindingDb:50038612,chemSpider:54855,drugBank:DB00718,keggDrug:D01655,ndc:61958-0501-1,pubChemCompound:60871,pubChemSubstance:46507520,pubChemSubstance:7848718,url:http://en.wikipedia.org/wiki/Adefovir), </text:span></text:p>
      <text:p text:style-name="P1"><text:span text:style-name="T16">dosing_guidline(No,Yes), </text:span></text:p>
      <text:p text:style-name="P1"><text:span text:style-name="T16">external_vocabulary(ATC:A10BA(Biguanides),NDFRT:N0000171785(PHENFORMIN),RxNorm:8129(Phenformin),UMLS:C0031404(Phenformin))</text:span></text:p>
      <text:p text:style-name="P1"><text:span text:style-name="T16"/></text:p>
      <text:p text:style-name="P1"><text:span text:style-name="T17">pharmgkb_gene : </text:span></text:p>
      <text:p text:style-name="P1"><text:span text:style-name="T18">pharmgkb_accession_id(PA103), </text:span></text:p>
      <text:p text:style-name="P1"><text:span text:style-name="T18">entrez_id(1021),</text:span></text:p>
      <text:p text:style-name="P1"><text:span text:style-name="T18">ensembl_id(ENSG00000123374), </text:span></text:p>
      <text:p text:style-name="P1"><text:span text:style-name="T18">name(cyclin-dependent kinase 2), </text:span></text:p>
      <text:p text:style-name="P1"><text:span text:style-name="T18">symbol(CDK4, CDKN1B), </text:span></text:p>
      <text:p text:style-name="P1"><text:span text:style-name="T18">alternate_names(parfois vide, "human monocyte/macrophage serine esterase 1",), </text:span></text:p>
      <text:p text:style-name="P1"><text:span text:style-name="T18">alternate_symbols("PSK-J3",), </text:span></text:p>
      <text:p text:style-name="P1"><text:span text:style-name="T18">is_vip(false,true), </text:span></text:p>
      <text:p text:style-name="P1"><text:span text:style-name="T18">has_variant_annotation(false,true), </text:span></text:p>
      <text:p text:style-name="P1"><text:span text:style-name="T18">cross-references(HumanCycGene:HS03396,alfred:LO176960D,ctd:1027,ensembl:ENSG00000111276,entrezGene:1027,genAtlas:CDKN1B,geneCard:CDKN1B,go:GO:0000079,go:GO:0004861,go:GO:0005072,go:GO:0005515,go:GO:0005634,go:GO:0005737,go:GO:0007049,go:GO:0007050,go:GO:0008285,hgnc:1785,huge:CDKN1B,modBase:P46527,mutDb:CDKN1B,omim:600778,omim:610755,refSeqDna:AC_000055,refSeqDna:AC_000144,refSeqDna:NC_000012,refSeqDna:NG_016341,refSeqDna:NT_009714,refSeqDna:NW_001838052,refSeqDna:NW_925328,refSeqProtein:NP_004055,refSeqRna:NM_004064,ucscGenomeBrowser:NM_004064,uniProtKb:P46527,uniProtKb:Q6I9V6), </text:span></text:p>
      <text:p text:style-name="P1"><text:span text:style-name="T18">has_cpic_dosing_guideline(que des "false" et un seul "true")</text:span></text:p>
      <text:p text:style-name="P1"><text:span text:style-name="T18"/></text:p>
      <text:p text:style-name="P1"><text:span text:style-name="T19">pharmgkb_relationship : </text:span></text:p>
      <text:p text:style-name="P1"><text:span text:style-name="T20">entity1_id(PA448492), </text:span></text:p>
      <text:p text:style-name="P1"><text:span text:style-name="T20">entity1_name(toujours égal à l'attribu précédent, PA448492), </text:span></text:p>
      <text:p text:style-name="P1"><text:span text:style-name="T20">entity1_type(Drug, Gene), </text:span></text:p>
      <text:p text:style-name="P1"><text:span text:style-name="T20">entity2_id(PA134956204), </text:span></text:p>
      <text:p text:style-name="P1"><text:span text:style-name="T20">entity2_name(toujours égal à l'attribut précédent, PA134956204), </text:span></text:p>
      <text:p text:style-name="P1"><text:span text:style-name="T20">entity2_type(Gene, VariantLocation), </text:span></text:p>
      <text:p text:style-name="P1"><text:span text:style-name="T20">evidence(VariantAnnotation, [ClinicalAnnotation,VariantAnnotation]), </text:span></text:p>
      <text:p text:style-name="P1"><text:span text:style-name="T20">association(associated, not associated,ambiguous), </text:span></text:p>
      <text:p text:style-name="P1"><text:span text:style-name="T20">pk(souvent vide ou PK ), </text:span></text:p>
      <text:p text:style-name="P1"><text:span text:style-name="T20">pd(vide ou PD), </text:span></text:p>
      <text:p text:style-name="P1"><text:span text:style-name="T20">pmids(15713801, 23007406)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